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ktiv-grotesk" svg:font-family="aktiv-grotesk, sans-serif"/>
    <style:font-face style:name="ff-meta-serif-web-pro" svg:font-family="ff-meta-serif-web-pro, Georgia, serif"/>
    <style:font-face style:name="inherit" svg:font-family="inherit"/>
  </office:font-face-decls>
  <office:automatic-styles>
    <style:style style:name="P1" style:family="paragraph" style:parent-style-name="Text_20_body" style:list-style-name="L1"/>
    <style:style style:name="P2" style:family="paragraph" style:list-style-name="L1">
      <style:text-properties officeooo:rsid="00068e48" officeooo:paragraph-rsid="00068e48"/>
    </style:style>
    <style:style style:name="P3" style:family="paragraph" style:parent-style-name="Text_20_body" style:list-style-name="L1">
      <style:text-properties officeooo:rsid="00068e48" officeooo:paragraph-rsid="00068e4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083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xercise 1 <text:span text:style-name="Emphasis">(10-15 min)</text:span></text:h>
      <text:list xml:id="list1197165494" text:style-name="L1">
        <text:list-item>
          <text:p text:style-name="P1">Write down a note about a time that you had a communication breakdown - what went wrong?</text:p>
          <text:p text:style-name="P3">We were extremely busy during a Saturday night dinner shift and both of us ended up doing the same tasks. We didn’t communicate clearly to each other on what each other was doing</text:p>
        </text:list-item>
        <text:list-item>
          <text:p text:style-name="P1">How do you most often communicate with others (are you more passive, assertive, aggressive, or passive aggressive)?</text:p>
          <text:p text:style-name="P3">I tend to be more assertive. I have learned not to approach situations with emotions as how people can perceive situations can vary greatly.</text:p>
        </text:list-item>
        <text:list-item>
          <text:p text:style-name="P1">How do you like to be communicated with?</text:p>
          <text:p text:style-name="P3">I like quick and short communication with little fluff in-between.</text:p>
        </text:list-item>
        <text:list-item>
          <text:p text:style-name="P1">When was the last time you received critical feedback - how did you respond?</text:p>
          <text:p text:style-name="P3">The last time I received critical feedback was with my General Manager regarding spending more time with guests and become friendlier to attract more regulars. I understood the problems I was facing and took the criticism in stride. I know it can take an outside look to see where you can improv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ktiv-grotesk" svg:font-family="aktiv-grotesk, sans-serif"/>
    <style:font-face style:name="ff-meta-serif-web-pro" svg:font-family="ff-meta-serif-web-pro, Georgia, 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1:32:19.541480357</meta:creation-date>
    <dc:date>2023-03-27T01:40:55.799584350</dc:date>
    <meta:editing-duration>PT8M3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83" meta:character-count="1030" meta:non-whitespace-character-count="860"/>
  </office:meta>
</office:document-meta>
</file>